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12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December <text:s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14180" calcext:value-type="float">
            <text:p><text:s/>614,180 </text:p>
          </table:table-cell>
          <table:table-cell table:style-name="ce30" office:value-type="float" office:value="4214" calcext:value-type="float">
            <text:p><text:s/>4,214 </text:p>
          </table:table-cell>
          <table:table-cell table:style-name="ce30" office:value-type="float" office:value="32778" calcext:value-type="float">
            <text:p><text:s/>32,77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49938" calcext:value-type="float">
            <text:p><text:s/>549,9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8" calcext:value-type="float">
            <text:p><text:s/>408 </text:p>
          </table:table-cell>
          <table:table-cell table:style-name="ce30" office:value-type="float" office:value="27348" calcext:value-type="float">
            <text:p><text:s/>27,348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2051" calcext:value-type="float">
            <text:p><text:s/>2,051 </text:p>
          </table:table-cell>
          <table:table-cell table:style-name="ce30" office:value-type="float" office:value="5849" calcext:value-type="float">
            <text:p><text:s/>5,849 </text:p>
          </table:table-cell>
          <table:table-cell table:style-name="ce30" office:value-type="float" office:value="4116" calcext:value-type="float">
            <text:p><text:s/>4,116 </text:p>
          </table:table-cell>
          <table:table-cell table:style-name="ce30" office:value-type="float" office:value="1733" calcext:value-type="float">
            <text:p><text:s/>1,733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93848" calcext:value-type="float">
            <text:p><text:s/>193,848 </text:p>
          </table:table-cell>
          <table:table-cell table:style-name="ce30" office:value-type="float" office:value="901" calcext:value-type="float">
            <text:p><text:s/>90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268" calcext:value-type="float">
            <text:p><text:s/>178,2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6" calcext:value-type="float">
            <text:p><text:s/>276 </text:p>
          </table:table-cell>
          <table:table-cell table:style-name="ce30" office:value-type="float" office:value="13806" calcext:value-type="float">
            <text:p><text:s/>13,8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82" calcext:value-type="float">
            <text:p><text:s/>582 </text:p>
          </table:table-cell>
          <table:table-cell table:style-name="ce30" office:value-type="float" office:value="1817" calcext:value-type="float">
            <text:p><text:s/>1,817 </text:p>
          </table:table-cell>
          <table:table-cell table:style-name="ce30" office:value-type="float" office:value="1774" calcext:value-type="float">
            <text:p><text:s/>1,774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755" calcext:value-type="float">
            <text:p><text:s/>83,755 </text:p>
          </table:table-cell>
          <table:table-cell table:style-name="ce30" office:value-type="float" office:value="375" calcext:value-type="float">
            <text:p><text:s/>375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865" calcext:value-type="float">
            <text:p><text:s/>74,8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2106" calcext:value-type="float">
            <text:p><text:s/>2,1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333" calcext:value-type="float">
            <text:p><text:s/>333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111" calcext:value-type="float">
            <text:p><text:s/>111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9738" calcext:value-type="float">
            <text:p><text:s/>59,738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12139" calcext:value-type="float">
            <text:p><text:s/>12,13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45156" calcext:value-type="float">
            <text:p><text:s/>45,1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196" calcext:value-type="float">
            <text:p><text:s/>2,1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419" calcext:value-type="float">
            <text:p><text:s/>419 </text:p>
          </table:table-cell>
          <table:table-cell table:style-name="ce30" office:value-type="float" office:value="247" calcext:value-type="float">
            <text:p><text:s/>247 </text:p>
          </table:table-cell>
          <table:table-cell table:style-name="ce30" office:value-type="float" office:value="172" calcext:value-type="float">
            <text:p><text:s/>17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3086" calcext:value-type="float">
            <text:p><text:s/>23,086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36" calcext:value-type="float">
            <text:p><text:s/>18,3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995" calcext:value-type="float">
            <text:p><text:s/>9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" calcext:value-type="float">
            <text:p><text:s/>31 </text:p>
          </table:table-cell>
          <table:table-cell table:number-columns-repeated="2" table:style-name="ce30" office:value-type="float" office:value="146" calcext:value-type="float">
            <text:p><text:s/>14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9930" calcext:value-type="float">
            <text:p><text:s/>119,930 </text:p>
          </table:table-cell>
          <table:table-cell table:style-name="ce30" office:value-type="float" office:value="1551" calcext:value-type="float">
            <text:p><text:s/>1,551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090" calcext:value-type="float">
            <text:p><text:s/>116,09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218" calcext:value-type="float">
            <text:p><text:s/>3,2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4" calcext:value-type="float">
            <text:p><text:s/>454 </text:p>
          </table:table-cell>
          <table:table-cell table:style-name="ce30" office:value-type="float" office:value="1545" calcext:value-type="float">
            <text:p><text:s/>1,545 </text:p>
          </table:table-cell>
          <table:table-cell table:style-name="ce30" office:value-type="float" office:value="453" calcext:value-type="float">
            <text:p><text:s/>453 </text:p>
          </table:table-cell>
          <table:table-cell table:style-name="ce30" office:value-type="float" office:value="1092" calcext:value-type="float">
            <text:p><text:s/>1,09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30810" calcext:value-type="float">
            <text:p><text:s/>130,810 </text:p>
          </table:table-cell>
          <table:table-cell table:style-name="ce30" office:value-type="float" office:value="1124" calcext:value-type="float">
            <text:p><text:s/>1,124 </text:p>
          </table:table-cell>
          <table:table-cell table:style-name="ce30" office:value-type="float" office:value="9818" calcext:value-type="float">
            <text:p><text:s/>9,81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4875" calcext:value-type="float">
            <text:p><text:s/>114,8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4860" calcext:value-type="float">
            <text:p><text:s/>4,860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763" calcext:value-type="float">
            <text:p><text:s/>763 </text:p>
          </table:table-cell>
          <table:table-cell table:style-name="ce30" office:value-type="float" office:value="1572" calcext:value-type="float">
            <text:p><text:s/>1,572 </text:p>
          </table:table-cell>
          <table:table-cell table:style-name="ce30" office:value-type="float" office:value="1257" calcext:value-type="float">
            <text:p><text:s/>1,257 </text:p>
          </table:table-cell>
          <table:table-cell table:style-name="ce30" office:value-type="float" office:value="315" calcext:value-type="float">
            <text:p><text:s/>315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37" calcext:value-type="float">
            <text:p><text:s/>2,837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5971" calcext:value-type="float">
            <text:p><text:s/>45,971 </text:p>
          </table:table-cell>
          <table:table-cell table:style-name="ce31" office:value-type="float" office:value="906" calcext:value-type="float">
            <text:p><text:s/>90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18" calcext:value-type="float">
            <text:p><text:s/>41,7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88" calcext:value-type="float">
            <text:p><text:s/>2,5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67" calcext:value-type="float">
            <text:p><text:s/>667 </text:p>
          </table:table-cell>
          <table:table-cell table:style-name="ce31" office:value-type="float" office:value="1170" calcext:value-type="float">
            <text:p><text:s/>1,170 </text:p>
          </table:table-cell>
          <table:table-cell table:style-name="ce31" office:value-type="float" office:value="931" calcext:value-type="float">
            <text:p><text:s/>931 </text:p>
          </table:table-cell>
          <table:table-cell table:style-name="ce31" office:value-type="float" office:value="239" calcext:value-type="float">
            <text:p><text:s/>239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830" calcext:value-type="float">
            <text:p><text:s/>5,830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8" calcext:value-type="float">
            <text:p><text:s/>3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39" calcext:value-type="float">
            <text:p><text:s/>3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86" calcext:value-type="float">
            <text:p><text:s/>2,486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59" calcext:value-type="float">
            <text:p><text:s/>2,1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8" calcext:value-type="float">
            <text:p><text:s/>2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20" calcext:value-type="float">
            <text:p><text:s/>7,220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790" calcext:value-type="float">
            <text:p><text:s/>6,7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147" calcext:value-type="float">
            <text:p><text:s/>147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96" calcext:value-type="float">
            <text:p><text:s/>1,99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638" calcext:value-type="float">
            <text:p><text:s/>2,638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09" calcext:value-type="float">
            <text:p><text:s/>2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5" calcext:value-type="float">
            <text:p><text:s/>1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3057" calcext:value-type="float">
            <text:p><text:s/>3,05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0" calcext:value-type="float">
            <text:p><text:s/>2,4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23" calcext:value-type="float">
            <text:p><text:s/>2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57" calcext:value-type="float">
            <text:p><text:s/>5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165" calcext:value-type="float">
            <text:p><text:s/>13,165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6" calcext:value-type="float">
            <text:p><text:s/>12,1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1" calcext:value-type="float">
            <text:p><text:s/>1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6" calcext:value-type="float">
            <text:p><text:s/>83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40" calcext:value-type="float">
            <text:p><text:s/>2,74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2" calcext:value-type="float">
            <text:p><text:s/>72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743" calcext:value-type="float">
            <text:p><text:s/>17,743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2" calcext:value-type="float">
            <text:p><text:s/>16,5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08" calcext:value-type="float">
            <text:p><text:s/>2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949" calcext:value-type="float">
            <text:p><text:s/>7,949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359" calcext:value-type="float">
            <text:p><text:s/>7,3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35" calcext:value-type="float">
            <text:p><text:s/>5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70" calcext:value-type="float">
            <text:p><text:s/>16,270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3013" calcext:value-type="float">
            <text:p><text:s/>3,0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48" calcext:value-type="float">
            <text:p><text:s/>2,34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7" calcext:value-type="float">
            <text:p><text:s/>1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7" calcext:value-type="float">
            <text:p><text:s/>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456" calcext:value-type="float">
            <text:p><text:s/>2,45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1" calcext:value-type="float">
            <text:p><text:s/>2,2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0" calcext:value-type="float">
            <text:p><text:s/>1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57" calcext:value-type="float">
            <text:p><text:s/>5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5-02-06T10:34:17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